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53e5" officeooo:paragraph-rsid="001553e5"/>
    </style:style>
    <style:style style:name="P2" style:family="paragraph" style:parent-style-name="Standard">
      <style:paragraph-properties fo:text-align="center" style:justify-single-word="false"/>
      <style:text-properties officeooo:rsid="001553e5" officeooo:paragraph-rsid="001553e5"/>
    </style:style>
    <style:style style:name="P3" style:family="paragraph" style:parent-style-name="Standard">
      <style:paragraph-properties fo:text-align="start" style:justify-single-word="false"/>
      <style:text-properties officeooo:rsid="001553e5" officeooo:paragraph-rsid="001b3655"/>
    </style:style>
    <style:style style:name="P4" style:family="paragraph" style:parent-style-name="Standard">
      <style:paragraph-properties fo:text-align="center" style:justify-single-word="false"/>
      <style:text-properties fo:font-weight="normal" officeooo:rsid="001553e5" officeooo:paragraph-rsid="001553e5" style:font-weight-asian="normal" style:font-weight-complex="normal"/>
    </style:style>
    <style:style style:name="P5" style:family="paragraph" style:parent-style-name="Standard">
      <style:paragraph-properties fo:line-height="100%" fo:text-align="start" style:justify-single-word="false"/>
      <style:text-properties officeooo:paragraph-rsid="001553e5"/>
    </style:style>
    <style:style style:name="P6" style:family="paragraph" style:parent-style-name="Standard">
      <style:paragraph-properties fo:line-height="100%" fo:text-align="start" style:justify-single-word="false"/>
      <style:text-properties officeooo:rsid="001e391b" officeooo:paragraph-rsid="001e391b"/>
    </style:style>
    <style:style style:name="P7" style:family="paragraph" style:parent-style-name="Table_20_Contents">
      <style:paragraph-properties fo:text-align="start" style:justify-single-word="false"/>
      <style:text-properties officeooo:paragraph-rsid="001553e5"/>
    </style:style>
    <style:style style:name="P8" style:family="paragraph" style:parent-style-name="Table_20_Contents">
      <style:paragraph-properties fo:text-align="start" style:justify-single-word="false"/>
      <style:text-properties officeooo:rsid="00174def" officeooo:paragraph-rsid="00174def"/>
    </style:style>
    <style:style style:name="P9" style:family="paragraph" style:parent-style-name="Table_20_Contents">
      <style:paragraph-properties fo:text-align="start" style:justify-single-word="false"/>
      <style:text-properties officeooo:rsid="0020e9ec" officeooo:paragraph-rsid="0020e9ec"/>
    </style:style>
    <style:style style:name="P10" style:family="paragraph" style:parent-style-name="Table_20_Contents">
      <style:paragraph-properties fo:text-align="start" style:justify-single-word="false"/>
      <style:text-properties fo:font-weight="normal" officeooo:rsid="001b3655" officeooo:paragraph-rsid="001b3655" style:font-weight-asian="normal" style:font-weight-complex="normal"/>
    </style:style>
    <style:style style:name="P11" style:family="paragraph" style:parent-style-name="Standard">
      <style:paragraph-properties fo:margin-left="-0.4925in" fo:margin-right="0in" fo:text-align="start" style:justify-single-word="false" fo:text-indent="0in" style:auto-text-indent="false" fo:background-color="#eeeeee">
        <style:background-image/>
      </style:paragraph-properties>
      <style:text-properties fo:font-weight="normal" officeooo:rsid="001553e5" officeooo:paragraph-rsid="001b3655" style:font-weight-asian="normal" style:font-weight-complex="normal"/>
    </style:style>
    <style:style style:name="P12" style:family="paragraph" style:parent-style-name="Standard">
      <style:paragraph-properties fo:margin-left="-0.4925in" fo:margin-right="0in" fo:text-align="start" style:justify-single-word="false" fo:text-indent="0in" style:auto-text-indent="false" fo:background-color="#eeeeee">
        <style:background-image/>
      </style:paragraph-properties>
      <style:text-properties officeooo:paragraph-rsid="001b3655"/>
    </style:style>
    <style:style style:name="P13" style:family="paragraph" style:parent-style-name="Table_20_Contents">
      <style:paragraph-properties fo:margin-left="-0.4925in" fo:margin-right="0in" fo:text-align="start" style:justify-single-word="false" fo:text-indent="0in" style:auto-text-indent="false" fo:background-color="#eeeeee">
        <style:background-image/>
      </style:paragraph-properties>
      <style:text-properties officeooo:paragraph-rsid="001b3655"/>
    </style:style>
    <style:style style:name="P14" style:family="paragraph" style:parent-style-name="Table_20_Contents">
      <style:paragraph-properties fo:text-align="start" style:justify-single-word="false" fo:padding="0.0291in" fo:border-left="none" fo:border-right="none" fo:border-top="none" fo:border-bottom="0.06pt solid #000000" style:join-border="false"/>
      <style:text-properties officeooo:paragraph-rsid="001553e5"/>
    </style:style>
    <style:style style:name="P15" style:family="paragraph" style:parent-style-name="Standard" style:list-style-name="L1">
      <style:paragraph-properties fo:line-height="100%" fo:text-align="start" style:justify-single-word="false"/>
      <style:text-properties officeooo:rsid="001e391b" officeooo:paragraph-rsid="001e391b"/>
    </style:style>
    <style:style style:name="P16" style:family="paragraph" style:parent-style-name="Standard" style:list-style-name="L1">
      <style:paragraph-properties fo:line-height="100%" fo:text-align="start" style:justify-single-word="false"/>
      <style:text-properties officeooo:rsid="001e391b" officeooo:paragraph-rsid="00325e77"/>
    </style:style>
    <style:style style:name="P17" style:family="paragraph" style:parent-style-name="Standard">
      <style:paragraph-properties fo:line-height="100%" fo:text-align="start" style:justify-single-word="false"/>
      <style:text-properties officeooo:rsid="001e391b" officeooo:paragraph-rsid="002dfa4e"/>
    </style:style>
    <style:style style:name="P18" style:family="paragraph" style:parent-style-name="Standard">
      <style:paragraph-properties fo:line-height="100%" fo:text-align="start" style:justify-single-word="false"/>
      <style:text-properties officeooo:rsid="001e391b" officeooo:paragraph-rsid="00325e77"/>
    </style:style>
    <style:style style:name="P19" style:family="paragraph" style:parent-style-name="Standard">
      <style:paragraph-properties fo:line-height="100%" fo:text-align="start" style:justify-single-word="false"/>
      <style:text-properties officeooo:rsid="001553e5" officeooo:paragraph-rsid="001553e5"/>
    </style:style>
    <style:style style:name="P20" style:family="paragraph" style:parent-style-name="Standard">
      <style:paragraph-properties fo:line-height="100%" fo:text-align="start" style:justify-single-word="false"/>
      <style:text-properties officeooo:rsid="001553e5" officeooo:paragraph-rsid="002da4d4"/>
    </style:style>
    <style:style style:name="P21" style:family="paragraph" style:parent-style-name="Standard">
      <style:paragraph-properties fo:line-height="100%" fo:text-align="start" style:justify-single-word="false"/>
      <style:text-properties officeooo:rsid="001553e5" officeooo:paragraph-rsid="001b3655"/>
    </style:style>
    <style:style style:name="P22" style:family="paragraph" style:parent-style-name="Standard">
      <style:paragraph-properties fo:line-height="100%" fo:text-align="start" style:justify-single-word="false"/>
      <style:text-properties officeooo:rsid="002453b0" officeooo:paragraph-rsid="002453b0"/>
    </style:style>
    <style:style style:name="P23" style:family="paragraph" style:parent-style-name="Standard">
      <style:paragraph-properties fo:line-height="100%" fo:text-align="start" style:justify-single-word="false"/>
      <style:text-properties officeooo:rsid="002453b0" officeooo:paragraph-rsid="002bec98"/>
    </style:style>
    <style:style style:name="P24" style:family="paragraph" style:parent-style-name="Standard">
      <style:paragraph-properties fo:line-height="100%" fo:text-align="start" style:justify-single-word="false"/>
      <style:text-properties officeooo:rsid="002da4d4" officeooo:paragraph-rsid="002da4d4"/>
    </style:style>
    <style:style style:name="P25" style:family="paragraph" style:parent-style-name="Standard">
      <style:paragraph-properties fo:line-height="100%" fo:text-align="start" style:justify-single-word="false"/>
      <style:text-properties officeooo:rsid="001f4e16" officeooo:paragraph-rsid="002dfa4e"/>
    </style:style>
    <style:style style:name="P26" style:family="paragraph" style:parent-style-name="Standard">
      <style:paragraph-properties fo:line-height="100%" fo:text-align="start" style:justify-single-word="false"/>
      <style:text-properties officeooo:rsid="001b3655" officeooo:paragraph-rsid="001b3655"/>
    </style:style>
    <style:style style:name="P27" style:family="paragraph" style:parent-style-name="Standard">
      <style:paragraph-properties fo:line-height="100%" fo:text-align="start" style:justify-single-word="false"/>
      <style:text-properties officeooo:rsid="001b9b4f" officeooo:paragraph-rsid="001b9b4f"/>
    </style:style>
    <style:style style:name="P28" style:family="paragraph" style:parent-style-name="Standard">
      <style:paragraph-properties fo:line-height="100%" fo:text-align="start" style:justify-single-word="false"/>
      <style:text-properties officeooo:rsid="001cc61f" officeooo:paragraph-rsid="001cc61f"/>
    </style:style>
    <style:style style:name="P29" style:family="paragraph" style:parent-style-name="Standard">
      <style:paragraph-properties fo:line-height="100%" fo:text-align="start" style:justify-single-word="false"/>
      <style:text-properties fo:font-weight="bold" officeooo:rsid="00310a50" officeooo:paragraph-rsid="00310a50" style:font-weight-asian="bold" style:font-weight-complex="bold"/>
    </style:style>
    <style:style style:name="P30" style:family="paragraph" style:parent-style-name="Standard">
      <style:paragraph-properties fo:line-height="100%" fo:text-align="start" style:justify-single-word="false"/>
      <style:text-properties fo:font-weight="normal" officeooo:rsid="00310a50" officeooo:paragraph-rsid="00310a50" style:font-weight-asian="normal" style:font-weight-complex="normal"/>
    </style:style>
    <style:style style:name="P31" style:family="paragraph" style:parent-style-name="Standard">
      <style:paragraph-properties fo:line-height="100%" fo:text-align="start" style:justify-single-word="false"/>
      <style:text-properties fo:font-weight="normal" officeooo:rsid="0031fd92" officeooo:paragraph-rsid="0031fd92" style:font-weight-asian="normal" style:font-weight-complex="normal"/>
    </style:style>
    <style:style style:name="P32" style:family="paragraph" style:parent-style-name="Standard">
      <style:paragraph-properties fo:line-height="100%" fo:text-align="start" style:justify-single-word="false"/>
      <style:text-properties officeooo:rsid="00325e77" officeooo:paragraph-rsid="00325e77"/>
    </style:style>
    <style:style style:name="P33" style:family="paragraph" style:parent-style-name="Standard">
      <style:paragraph-properties fo:line-height="100%" fo:text-align="start" style:justify-single-word="false" fo:padding="0.0291in" fo:border-left="none" fo:border-right="none" fo:border-top="none" fo:border-bottom="0.06pt solid #000000" style:join-border="false"/>
      <style:text-properties officeooo:rsid="00325e77" officeooo:paragraph-rsid="00325e77"/>
    </style:style>
    <style:style style:name="T1" style:family="text">
      <style:text-properties officeooo:rsid="001553e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553e5" style:font-weight-asian="normal" style:font-weight-complex="normal"/>
    </style:style>
    <style:style style:name="T5" style:family="text">
      <style:text-properties fo:font-weight="normal" officeooo:rsid="00166235" style:font-weight-asian="normal" style:font-weight-complex="normal"/>
    </style:style>
    <style:style style:name="T6" style:family="text">
      <style:text-properties fo:font-weight="normal" officeooo:rsid="00174def" style:font-weight-asian="normal" style:font-weight-complex="normal"/>
    </style:style>
    <style:style style:name="T7" style:family="text">
      <style:text-properties fo:font-weight="normal" officeooo:rsid="001b3655" style:font-weight-asian="normal" style:font-weight-complex="normal"/>
    </style:style>
    <style:style style:name="T8" style:family="text">
      <style:text-properties fo:font-weight="normal" officeooo:rsid="0022c276" style:font-weight-asian="normal" style:font-weight-complex="normal"/>
    </style:style>
    <style:style style:name="T9" style:family="text">
      <style:text-properties fo:font-weight="normal" officeooo:rsid="002da4d4" style:font-weight-asian="normal" style:font-weight-complex="normal"/>
    </style:style>
    <style:style style:name="T10" style:family="text">
      <style:text-properties fo:font-weight="normal" officeooo:rsid="002dfa4e" style:font-weight-asian="normal" style:font-weight-complex="normal"/>
    </style:style>
    <style:style style:name="T11" style:family="text">
      <style:text-properties fo:font-weight="normal" officeooo:rsid="00325e77" style:font-weight-asian="normal" style:font-weight-complex="normal"/>
    </style:style>
    <style:style style:name="T12" style:family="text">
      <style:text-properties style:text-position="super 58%" fo:font-weight="normal" style:font-weight-asian="normal" style:font-weight-complex="normal"/>
    </style:style>
    <style:style style:name="T13" style:family="text">
      <style:text-properties style:text-position="super 58%" fo:font-weight="normal" officeooo:rsid="002da4d4" style:font-weight-asian="normal" style:font-weight-complex="normal"/>
    </style:style>
    <style:style style:name="T14" style:family="text">
      <style:text-properties officeooo:rsid="00174def"/>
    </style:style>
    <style:style style:name="T15" style:family="text">
      <style:text-properties officeooo:rsid="001cc61f"/>
    </style:style>
    <style:style style:name="T16" style:family="text">
      <style:text-properties officeooo:rsid="001e391b"/>
    </style:style>
    <style:style style:name="T17" style:family="text">
      <style:text-properties officeooo:rsid="001f4e16"/>
    </style:style>
    <style:style style:name="T18" style:family="text">
      <style:text-properties officeooo:rsid="0022c276"/>
    </style:style>
    <style:style style:name="T19" style:family="text">
      <style:text-properties officeooo:rsid="00241100"/>
    </style:style>
    <style:style style:name="T20" style:family="text">
      <style:text-properties officeooo:rsid="00254e9f"/>
    </style:style>
    <style:style style:name="T21" style:family="text">
      <style:text-properties officeooo:rsid="0026b10a"/>
    </style:style>
    <style:style style:name="T22" style:family="text">
      <style:text-properties officeooo:rsid="002aa0e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COMM326 – Intercultural Communication</text:p>
      <text:p text:style-name="P1">Dr. Elizabeth Root</text:p>
      <text:p text:style-name="P1">24 February 2015</text:p>
      <text:p text:style-name="P1"/>
      <text:p text:style-name="P4">Sexual Awareness Cultur<text:span text:style-name="T14">al Experience</text:span></text:p>
      <text:p text:style-name="P2"/>
      <text:p text:style-name="P23">“<text:span text:style-name="T22">Hi. My name is Trevor,” I said. “Conrad,” “Austin,” “Michael,” each of them said in succession while shaking my hand as I sat down at the table. Austin, sidling up next to Conrad, is clean shave and <text:s/>wearing a spotless blue and white short-sleeve button up. Michael has a medium-length beard short hair, and flannel shirt. Conrad, sporting a Beckam haircut and wearing a yellow v-neck hoodie asks “So Trevor, what do you want to know about sexual health?” Catching me off guard, “Oh. Uh, hmm,” I respond, taking a moment to decide how much I should share. “Nothing that I can think of,” I reply. “That's cool,” he says, returning to the conversation he and Austin were having before I joined. I take advantage of the moment to observe people in other booths.</text:span></text:p>
      <text:p text:style-name="P23"/>
      <text:p text:style-name="P20"><text:span text:style-name="T7">Last</text:span><text:span text:style-name="T6"> </text:span><text:span text:style-name="T3">Wednesday, </text:span><text:span text:style-name="T9">February 18</text:span><text:span text:style-name="T13">th</text:span><text:span text:style-name="T9">, </text:span><text:span text:style-name="T3"><text:s/>I attended Sexy Talk. </text:span><text:span text:style-name="T9">Every term Oregon State University health instructors Kathy Greaves and Malinda Shell host the event at McMenamins to promote sexual health and wellness. This was my first time attending this event and was an enjoyable but somewhat uncomfortable experience. After a description of my experience I will examine the role body politics </text:span><text:span text:style-name="T10">played</text:span><text:span text:style-name="T9">, </text:span><text:span text:style-name="T10">and how the </text:span><text:span text:style-name="T9">social construction of gender, </text:span><text:span text:style-name="T10">framing, and positioning affect my views </text:span><text:span text:style-name="T11">of the event</text:span><text:span text:style-name="T10">.</text:span></text:p>
      <text:p text:style-name="P20"/>
      <text:p text:style-name="P20"><text:span text:style-name="T10">“</text:span><text:span text:style-name="T11">Would you like to order anything?” a waitress asks our group. “I'll have a old fashioned,” Austin says. “A beer, please,” Conrad responds. “I'll have a beer as well,” Michael orders. “Rye whiskey for me,” I say. “I'll have those right out,” the waitress says, hastily jotting down our order and collecting the menus. “Whiskey. Good choice,” Conrad says.</text:span></text:p>
      <text:p text:style-name="P23"/>
      <text:p text:style-name="P32">The first round of the game had begun just before I arrived. Kathy and Malinda started reading some of the responses people had submitted. On both sides of the room were whiteboards filled with 5 <text:span text:style-name="T16">categories of questions, </text:span>and their respective fields for that round.</text:p>
      <text:p text:style-name="P32"/>
      <text:p text:style-name="P33"/>
      <text:list xml:id="list5729682060598191053" text:style-name="L1">
        <text:list-item>
          <text:p text:style-name="P16">Word Definition – What does this word mean?</text:p>
        </text:list-item>
        <text:list-item>
          <text:p text:style-name="P16">Acronym – What do the letters represent?</text:p>
        </text:list-item>
        <text:list-item>
          <text:p text:style-name="P16">Famous Person – What is this person famous for?</text:p>
        </text:list-item>
        <text:list-item>
          <text:p text:style-name="P16">State Law – Fill in the blank.</text:p>
        </text:list-item>
      </text:list>
      <text:p text:style-name="P18">Movie Title – What is this movie about?</text:p>
      <text:p text:style-name="P17"/>
      <text:p text:style-name="P17">My group was called 'Sexy Talkers'. Other groups were “Three guys one booth”, “Assless-chaps”. Groups would fillout answer cards for each of the questions on the board. In between announcing the questions, Kathy and Malinda would answer questions that students could submit at anytime to boxes around the room. Some of the questions were <text:span text:style-name="T17">regular fare such as the definition of sex, and virginity and some where</text:span> quite personal <text:span text:style-name="T17">or vivid, and I would feel quite uncomfortable repeating them in an academic setting.</text:span></text:p>
      <text:p text:style-name="P17"/>
      <text:p text:style-name="P25">Our group won a couple of rounds, and each time for prizes we had a choice of receiving condoms or dental dams, wrapped in red cellophane with a white tag promoting 'sexy communication'.</text:p>
      <text:p text:style-name="P24"/>
      <text:p text:style-name="P24"><text:soft-page-break/></text:p>
      <text:p text:style-name="P19"/>
      <text:p text:style-name="P19">“<text:span text:style-name="T18">Is this Sexy Talk?” I asked timidly to a group of three women. “Yes” one of them responded. “Do you mind if I join you guys?” They passed a quick glance at each other and reluctantly said “Sure”. I seemed to be adding awkwardness to an already awkward situation. There were only two seats out of eight available at the table, as the rest were blocked on either side by the hosts or the game board.</text:span></text:p>
      <text:p text:style-name="P19">“<text:span text:style-name="T19">Uh, has it already started?” I offered, interrupting the previous conversation they were having before I joined. “Yeah,” one of them said “we're supposed to answer the questions on the board,” pointing to the white board a couple of feet away. “Cool,” I responded, eager to get my bearings now that I had confirmed I was in the right place.</text:span></text:p>
      <text:p text:style-name="P19"/>
      <text:p text:style-name="P22">Taking stock of the room I saw almost all the tables in this part of the <text:span text:style-name="T20">restaurant</text:span> were full. <text:span text:style-name="T21">In the back I noticed a group of three guys sitting in a booth. Excusing myself from the group of women, I picked up my bag and joined the group of guys, after asking if I could sat down. I spent the rest of the night at the event with them and had a great time. (Conrad, Austin, Michael)</text:span></text:p>
      <text:p text:style-name="P22"/>
      <text:p text:style-name="P22"/>
      <text:p text:style-name="P19"/>
      <text:p text:style-name="P26"><text:span text:style-name="T5">I </text:span><text:span text:style-name="T3">got there early, as I am apt to do. I immediately walked into a friend who was celebrating their birthday. After giving them a hug and explaining why I was there, I walked upstairs to where the even</text:span><text:span text:style-name="T8">t</text:span><text:span text:style-name="T3"> was taking place. I was quite confused and unsure if the event was even going on. There were no signs for the specific event, and I didn't know anyone else attending. There were two whiteboards set up on either side of a small, circular, bar height table. Each has words written on them that I couldn't understand their relation.</text:span></text:p>
      <text:p text:style-name="P21"/>
      <text:p text:style-name="P27">Because I didn't know anyone I sat at the first table I came to with three women. <text:span text:style-name="T15">It wasn't for about 5 minutes that I realized the event had already started and we were playing a game. None of the women seemed interested in involving me in the conversation, so I dismissed myself and sat with three men in a booth.</text:span></text:p>
      <text:p text:style-name="P27"/>
      <text:p text:style-name="P28">This is when I met X, Y, and Z. X and Y I found out run a weekly radio program on KBVR discussing sexual health topics, and are regulars to the event. Y is a friend of theirs they invited along. <text:span text:style-name="T16">They were all very welcoming and happy to answer my questions about the event. </text:span></text:p>
      <text:p text:style-name="P6"/>
      <text:p text:style-name="P29">Body Politics</text:p>
      <text:p text:style-name="P29"/>
      <text:p text:style-name="P30"/>
      <text:p text:style-name="P29"/>
      <text:p text:style-name="P29">Social Construction of Gender</text:p>
      <text:p text:style-name="P29"/>
      <text:p text:style-name="P31">Old Fashioned: this drink in innundated with many connotations. The first that comes to mind is masculinity. An Old fashioned is made with burbon whisky, which is historically seen as a masculine drink.</text:p>
      <text:p text:style-name="P29"/>
      <text:p text:style-name="P29">Positioning and Framing</text:p>
      <text:p text:style-name="P29"><text:span text:style-name="T3"/></text:p>
      <text:p text:style-name="P5"/>
      <text:p text:style-name="P7"/>
      <text:p text:style-name="P14"/>
      <text:p text:style-name="P7"><text:soft-page-break/></text:p>
      <text:p text:style-name="P8">40% Experience</text:p>
      <text:p text:style-name="P8">60% Analysis</text:p>
      <text:p text:style-name="P8"/>
      <text:p text:style-name="P9">Tell the story from my perspective. Explain things as they come up. Analyze <text:span text:style-name="T2">body politics</text:span>, group dynamics, <text:span text:style-name="T2">social construction of gender</text:span> [Y ordered an old fasioned, I ordered a whisky “ah, good taste” stereotype: gay people don't drink 'masuline' drinks] (fruity drinks?). <text:s/><text:span text:style-name="T2">Interreligious intercultural communication</text:span>. [Conservative christian background, sex outside of marriage is seen as wrong] how does my <text:span text:style-name="T2">positioning</text:span><text:span text:style-name="T3"> bring about this view?</text:span></text:p>
      <text:p text:style-name="P9"/>
      <text:p text:style-name="P3"><text:span text:style-name="T7">(</text:span><text:span text:style-name="T3">February 18</text:span><text:span text:style-name="T12">th</text:span><text:span text:style-name="T3"> 2015</text:span><text:span text:style-name="T7">)</text:span></text:p>
      <text:p text:style-name="P3"/>
      <text:p text:style-name="P11"><text:tab/>Sexy Talk</text:p>
      <text:p text:style-name="P11"/>
      <text:p text:style-name="P12"><text:span text:style-name="T4"><text:tab/></text:span>Join us for an evening of games and prizes! Bring your curiosity and questions to this sure-to-be <text:tab/>entertaining discussion with OSU's sexual health experts, Kathy Greaves and Malinda Shell <text:tab/>(a.k.a. <text:tab/>"Dr. Sex and The Sex Chick").</text:p>
      <text:p text:style-name="P12"/>
      <text:p text:style-name="P13"><text:span text:style-name="T1"><text:tab/>Student Health Services – Health Promotion: </text:span><text:a xlink:type="simple" xlink:href="mailto:health.promotion@oregonstate.edu"><text:span text:style-name="T1">h</text:span></text:a><text:a xlink:type="simple" xlink:href="mailto:health.promotion@oregonstate.edu">ealth.promotion</text:a><text:a xlink:type="simple" xlink:href="mailto:health.promotion@oregonstate.edu"><text:span text:style-name="T1">@</text:span></text:a><text:a xlink:type="simple" xlink:href="mailto:health.promotion@oregonstate.edu">oregonstate.edu</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17:28:35.514420344</meta:creation-date>
    <dc:date>2015-02-26T11:47:34.590918429</dc:date>
    <meta:editing-duration>PT1H8M29S</meta:editing-duration>
    <meta:editing-cycles>8</meta:editing-cycles>
    <meta:generator>LibreOffice/4.2.7.2$Linux_X86_64 LibreOffice_project/420m0$Build-2</meta:generator>
    <meta:document-statistic meta:table-count="0" meta:image-count="0" meta:object-count="0" meta:page-count="3" meta:paragraph-count="33" meta:word-count="1069" meta:character-count="6208" meta:non-whitespace-character-count="5159"/>
  </office:meta>
</office:document-meta>
</file>